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f" svg:font-family="'Liberation Sanf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184cm"/>
    </style:style>
    <style:style style:name="Table1.B" style:family="table-column">
      <style:table-column-properties style:column-width="12.81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796cm"/>
    </style:style>
    <style:style style:name="Table2.B" style:family="table-column">
      <style:table-column-properties style:column-width="11.20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9697d"/>
    </style:style>
    <style:style style:name="P3" style:family="paragraph" style:parent-style-name="Text_20_body">
      <style:text-properties officeooo:paragraph-rsid="0019697d"/>
    </style:style>
    <style:style style:name="P4" style:family="paragraph" style:parent-style-name="Heading_20_2">
      <style:text-properties officeooo:paragraph-rsid="0019697d"/>
    </style:style>
    <style:style style:name="P5" style:family="paragraph" style:parent-style-name="Text_20_body" style:list-style-name="L1">
      <style:text-properties style:font-name="Liberation Sanf" fo:font-size="12pt" style:font-size-asian="12pt" style:font-size-complex="12pt"/>
    </style:style>
    <style:style style:name="P6" style:family="paragraph" style:parent-style-name="Text_20_body" style:list-style-name="L2"/>
    <style:style style:name="P7" style:family="paragraph" style:parent-style-name="Heading_20_3">
      <style:text-properties style:font-name="Liberation Sanf" fo:font-size="12pt" style:font-size-asian="12pt" style:font-size-complex="12pt"/>
    </style:style>
    <style:style style:name="P8" style:family="paragraph" style:parent-style-name="Text_20_body">
      <style:text-properties style:font-name="Liberation Sanf" fo:font-size="12pt" style:font-size-asian="12pt" style:font-size-complex="12pt"/>
    </style:style>
    <style:style style:name="P9" style:family="paragraph" style:parent-style-name="Text_20_body" style:list-style-name="L3"/>
    <style:style style:name="P10" style:family="paragraph" style:parent-style-name="Text_20_body" style:list-style-name="L4">
      <style:text-properties style:font-name="Liberation Sanf" fo:font-size="12pt" style:font-size-asian="12pt" style:font-size-complex="12pt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text-properties style:font-name="Liberation Sanf" fo:font-size="12pt" style:font-size-asian="12pt" style:font-size-complex="12pt"/>
    </style:style>
    <style:style style:name="P13" style:family="paragraph" style:parent-style-name="Text_20_body" style:list-style-name="L6">
      <style:text-properties style:font-name="Liberation Sanf" fo:font-size="12pt" style:font-size-asian="12pt" style:font-size-complex="12pt"/>
    </style:style>
    <style:style style:name="P14" style:family="paragraph" style:parent-style-name="Text_20_body" style:list-style-name="L7">
      <style:text-properties style:font-name="Liberation Sanf" fo:font-size="12pt" style:font-size-asian="12pt" style:font-size-complex="12pt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text-properties style:font-name="Liberation Sanf" fo:font-size="12pt" style:font-size-asian="12pt" style:font-size-complex="12pt"/>
    </style:style>
    <style:style style:name="P17" style:family="paragraph" style:parent-style-name="Table_20_Heading">
      <style:text-properties style:font-name="Liberation Sanf" fo:font-size="12pt" style:font-size-asian="12pt" style:font-size-complex="12pt"/>
    </style:style>
    <style:style style:name="P18" style:family="paragraph" style:parent-style-name="Table_20_Contents">
      <style:text-properties style:font-name="Liberation Sanf" fo:font-size="12pt" style:font-size-asian="12pt" style:font-size-complex="12pt"/>
    </style:style>
    <style:style style:name="P19" style:family="paragraph" style:parent-style-name="Text_20_body" style:list-style-name="L9">
      <style:text-properties style:font-name="Liberation Sanf" fo:font-size="12pt" style:font-size-asian="12pt" style:font-size-complex="12pt"/>
    </style:style>
    <style:style style:name="P20" style:family="paragraph" style:parent-style-name="Text_20_body" style:list-style-name="L10">
      <style:text-properties style:font-name="Liberation Sanf" fo:font-size="12pt" style:font-size-asian="12pt" style:font-size-complex="12pt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font-name="Liberation Sanf" fo:font-size="12pt" style:font-size-asian="12pt" style:font-size-complex="12pt"/>
    </style:style>
    <style:style style:name="T2" style:family="text">
      <style:text-properties style:font-name="Liberation Sanf" fo:font-size="12pt" officeooo:rsid="0019697d" style:font-size-asian="12pt" style:font-size-complex="12pt"/>
    </style:style>
    <style:style style:name="T3" style:family="text">
      <style:text-properties style:font-name="Liberation Sanf" fo:font-size="12pt" fo:font-weight="normal" style:font-size-asian="12pt" style:font-weight-asian="normal" style:font-family-complex="Arial" style:font-family-generic-complex="system" style:font-pitch-complex="variable" style:font-size-complex="12pt" style:font-weight-complex="normal"/>
    </style:style>
    <style:style style:name="T4" style:family="text">
      <style:text-properties style:font-name="Liberation San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an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Maze Game Project Report</text:span></text:span></text:h>
      <text:p text:style-name="P2"><text:span text:style-name="T2">Informatics II</text:span><text:span text:style-name="T1"><text:line-break/><text:line-break/></text:span><text:span text:style-name="Strong_20_Emphasis"><text:span text:style-name="T3">Francis Asare – 22401984</text:span></text:span><text:span text:style-name="T2"> </text:span></text:p>
      <text:h text:style-name="Heading_20_2" text:outline-level="2"><text:span text:style-name="Strong_20_Emphasis"><text:span text:style-name="T1">1. Introduction</text:span></text:span></text:h>
      <text:p text:style-name="P3"><text:span text:style-name="T4">This project presents a graphical maze game built using </text:span><text:span text:style-name="Strong_20_Emphasis"><text:span text:style-name="T4">Python</text:span></text:span><text:span text:style-name="T4"> and the </text:span><text:span text:style-name="Source_20_Text"><text:span text:style-name="T4">graphics.py</text:span></text:span><text:span text:style-name="T4"> module.</text:span><text:span text:style-name="T1"> The player navigates a red circle (player) through various maze levels of increasing difficulty — Easy, Medium, and Hard — with the goal of reaching a designated target cell. </text:span></text:p>
      <text:h text:style-name="P4" text:outline-level="2"><text:span text:style-name="Strong_20_Emphasis"><text:span text:style-name="T1">2. Objectives</text:span></text:span></text:h>
      <text:list text:style-name="L1">
        <text:list-item>
          <text:p text:style-name="P5">To develop a playable maze game using Python’s object-oriented features and simple graphics.</text:p>
        </text:list-item>
        <text:list-item>
          <text:p text:style-name="P5">To implement player movement using keyboard input (W, A, S, D).</text:p>
        </text:list-item>
        <text:list-item>
          <text:p text:style-name="P5">To allow level selection and progression via a graphical menu.</text:p>
        </text:list-item>
        <text:list-item>
          <text:p text:style-name="P5">To track gameplay time and unlock higher levels based on performance.</text:p>
        </text:list-item>
        <text:list-item>
          <text:p text:style-name="P5">To provide a clean exit and user-friendly quitting mechanism.</text:p>
        </text:list-item>
      </text:list>
      <text:h text:style-name="Heading_20_2" text:outline-level="2"><text:span text:style-name="Strong_20_Emphasis"><text:span text:style-name="T1">3. Tools and Libraries</text:span></text:span></text:h>
      <text:list text:style-name="L2">
        <text:list-item>
          <text:p text:style-name="P6"><text:span text:style-name="Strong_20_Emphasis"><text:span text:style-name="T1">Python 3.x</text:span></text:span></text:p>
        </text:list-item>
        <text:list-item>
          <text:p text:style-name="P6"><text:span text:style-name="Strong_20_Emphasis"><text:span text:style-name="T1">graphics.py</text:span></text:span><text:span text:style-name="T1">: A lightweight object-oriented graphics library for basic GUI and animation tasks.</text:span></text:p>
        </text:list-item>
      </text:list>
      <text:h text:style-name="Heading_20_2" text:outline-level="2"><text:span text:style-name="Strong_20_Emphasis"><text:span text:style-name="T1">4. Features Implemented</text:span></text:span></text:h>
      <text:h text:style-name="P7" text:outline-level="3">4.1 Level-Based Game Design</text:h>
      <text:p text:style-name="P8">The game contains three pre-defined maze maps stored in a dictionary:</text:p>
      <text:list text:style-name="L3">
        <text:list-item>
          <text:p text:style-name="P9"><text:span text:style-name="Strong_20_Emphasis"><text:span text:style-name="T1">Easy (Level 1)</text:span></text:span></text:p>
        </text:list-item>
        <text:list-item>
          <text:p text:style-name="P9"><text:span text:style-name="Strong_20_Emphasis"><text:span text:style-name="T1">Medium (Level 2)</text:span></text:span></text:p>
        </text:list-item>
        <text:list-item>
          <text:p text:style-name="P9"><text:span text:style-name="Strong_20_Emphasis"><text:span text:style-name="T1">Hard (Level 3)</text:span></text:span></text:p>
        </text:list-item>
      </text:list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8"><text:soft-page-break/>Each map includes:</text:p>
      <text:list text:style-name="L4">
        <text:list-item>
          <text:p text:style-name="P10">A 2D list representing the maze (0 = path, 1 = wall)</text:p>
        </text:list-item>
        <text:list-item>
          <text:p text:style-name="P10">Starting position (x, y)</text:p>
        </text:list-item>
        <text:list-item>
          <text:p text:style-name="P10">Goal position (x, y)</text:p>
        </text:list-item>
      </text:list>
      <text:h text:style-name="P7" text:outline-level="3">4.2 Graphical User Interface (GUI)</text:h>
      <text:list text:style-name="L5">
        <text:list-item>
          <text:p text:style-name="P11"><text:span text:style-name="T1">Uses </text:span><text:span text:style-name="Source_20_Text"><text:span text:style-name="T1">GraphWin</text:span></text:span><text:span text:style-name="T1"> to create the game and menu windows.</text:span></text:p>
        </text:list-item>
        <text:list-item>
          <text:p text:style-name="P12">Player is shown as a red circle; walls are black; paths are white; goal is light green.</text:p>
        </text:list-item>
        <text:list-item>
          <text:p text:style-name="P12">The timer is displayed during gameplay.</text:p>
        </text:list-item>
      </text:list>
      <text:h text:style-name="P7" text:outline-level="3">4.3 Player Control</text:h>
      <text:list text:style-name="L6">
        <text:list-item>
          <text:p text:style-name="P13">Movement via keyboard (W = up, A = left, S = down, D = right).</text:p>
        </text:list-item>
        <text:list-item>
          <text:p text:style-name="P13">Movement restricted to valid paths and within maze boundaries.</text:p>
        </text:list-item>
      </text:list>
      <text:h text:style-name="P7" text:outline-level="3">4.4 Menu System</text:h>
      <text:list text:style-name="L7">
        <text:list-item>
          <text:p text:style-name="P14">Displays a title and list of levels.</text:p>
        </text:list-item>
        <text:list-item>
          <text:p text:style-name="P14">Locked levels are shown in gray and cannot be selected.</text:p>
        </text:list-item>
        <text:list-item>
          <text:p text:style-name="P14">Levels unlock progressively after completing the previous one.</text:p>
        </text:list-item>
        <text:list-item>
          <text:p text:style-name="P14">Option to quit the game is available at any time.</text:p>
        </text:list-item>
      </text:list>
      <text:h text:style-name="P7" text:outline-level="3">4.5 Quit Confirmation Feature</text:h>
      <text:list text:style-name="L8">
        <text:list-item>
          <text:p text:style-name="P15"><text:span text:style-name="T1">If the player presses </text:span><text:span text:style-name="Source_20_Text"><text:span text:style-name="T1">Q</text:span></text:span><text:span text:style-name="T1"> or </text:span><text:span text:style-name="Source_20_Text"><text:span text:style-name="T1">Esc</text:span></text:span><text:span text:style-name="T1"> during gameplay, a confirmation message appears.</text:span></text:p>
        </text:list-item>
        <text:list-item>
          <text:p text:style-name="P16">Players can confirm quitting (return to menu) or cancel and continue the current level.</text:p>
        </text:list-item>
      </text:list>
      <text:p text:style-name="P8"/>
      <text:p text:style-name="P8"/>
      <text:p text:style-name="P8"/>
      <text:p text:style-name="P8"/>
      <text:h text:style-name="Heading_20_2" text:outline-level="2"><text:soft-page-break/><text:span text:style-name="Strong_20_Emphasis"><text:span text:style-name="T1">5. Code Structure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Function</text:p>
            </table:table-cell>
            <table:table-cell table:style-name="Table1.A1" office:value-type="string">
              <text:p text:style-name="P17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main()</text:span></text:span></text:p>
          </table:table-cell>
          <table:table-cell table:style-name="Table1.A1" office:value-type="string">
            <text:p text:style-name="P18">Main control loop that manages level unlocking and game flow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show_menu()</text:span></text:span></text:p>
          </table:table-cell>
          <table:table-cell table:style-name="Table1.A1" office:value-type="string">
            <text:p text:style-name="P18">Displays the main menu and handles level selec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lay_level()</text:span></text:span></text:p>
          </table:table-cell>
          <table:table-cell table:style-name="Table1.A1" office:value-type="string">
            <text:p text:style-name="P18">Core game loop for each level. Handles drawing, movement, timing, and win condi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draw_maze()</text:span></text:span></text:p>
          </table:table-cell>
          <table:table-cell table:style-name="Table1.A1" office:value-type="string">
            <text:p text:style-name="P18">Renders the maze grid on the window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create_player()</text:span></text:span></text:p>
          </table:table-cell>
          <table:table-cell table:style-name="Table1.A1" office:value-type="string">
            <text:p text:style-name="P18">Draws the red player circle at the start posi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move_player()</text:span></text:span></text:p>
          </table:table-cell>
          <table:table-cell table:style-name="Table1.A1" office:value-type="string">
            <text:p text:style-name="P18">Handles keyboard input, validates movement, and updates player posi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wait_for_enter()</text:span></text:span></text:p>
          </table:table-cell>
          <table:table-cell table:style-name="Table1.A1" office:value-type="string">
            <text:p text:style-name="P18">Waits for the user to press ENTER before continuing.</text:p>
          </table:table-cell>
        </table:table-row>
      </table:table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6. Challenges and Solutions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Challenge</text:p>
            </table:table-cell>
            <table:table-cell table:style-name="Table2.A1" office:value-type="string">
              <text:p text:style-name="P17">Solution</text:p>
            </table:table-cell>
          </table:table-row>
        </table:table-header-rows>
        <table:table-row>
          <table:table-cell table:style-name="Table2.A1" office:value-type="string">
            <text:p text:style-name="P18">Implementing level locking/unlocking</text:p>
          </table:table-cell>
          <table:table-cell table:style-name="Table2.A1" office:value-type="string">
            <text:p text:style-name="Table_20_Contents"><text:span text:style-name="T1">Used a Python </text:span><text:span text:style-name="Source_20_Text"><text:span text:style-name="T1">set</text:span></text:span><text:span text:style-name="T1"> to track unlocked levels and update the menu dynamically.</text:span></text:p>
          </table:table-cell>
        </table:table-row>
        <table:table-row>
          <table:table-cell table:style-name="Table2.A1" office:value-type="string">
            <text:p text:style-name="P18">Providing a user-friendly quit option</text:p>
          </table:table-cell>
          <table:table-cell table:style-name="Table2.A1" office:value-type="string">
            <text:p text:style-name="P18">Added a confirmation dialog when quitting mid-level.</text:p>
          </table:table-cell>
        </table:table-row>
        <table:table-row>
          <table:table-cell table:style-name="Table2.A1" office:value-type="string">
            <text:p text:style-name="P18">Keeping game responsive</text:p>
          </table:table-cell>
          <table:table-cell table:style-name="Table2.A1" office:value-type="string">
            <text:p text:style-name="Table_20_Contents"><text:span text:style-name="T1">Used </text:span><text:span text:style-name="Source_20_Text"><text:span text:style-name="T1">checkKey()</text:span></text:span><text:span text:style-name="T1"> instead of </text:span><text:span text:style-name="Source_20_Text"><text:span text:style-name="T1">getKey()</text:span></text:span><text:span text:style-name="T1"> for non-blocking input handling.</text:span></text:p>
          </table:table-cell>
        </table:table-row>
      </table:table>
      <text:h text:style-name="Heading_20_2" text:outline-level="2"><text:span text:style-name="Strong_20_Emphasis"><text:span text:style-name="T1"/></text:span></text:h>
      <text:h text:style-name="Heading_20_2" text:outline-level="2"><text:span text:style-name="Strong_20_Emphasis"><text:span text:style-name="T1">7. Learning Outcomes</text:span></text:span></text:h>
      <text:list text:style-name="L9">
        <text:list-item>
          <text:p text:style-name="P19">Gained practical experience with object-oriented programming in Python.</text:p>
        </text:list-item>
        <text:list-item>
          <text:p text:style-name="P19">Learned how to create graphical interfaces and handle user input.</text:p>
        </text:list-item>
        <text:list-item>
          <text:p text:style-name="P19">Understood the importance of modular code for game structure and extensibility.</text:p>
        </text:list-item>
        <text:list-item>
          <text:p text:style-name="P19">Improved problem-solving skills by debugging graphical behaviors and logic flow.</text:p>
        </text:list-item>
      </text:list>
      <text:h text:style-name="Heading_20_2" text:outline-level="2"><text:span text:style-name="Strong_20_Emphasis"><text:span text:style-name="T1"/></text:span></text:h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2" text:outline-level="2"><text:soft-page-break/><text:span text:style-name="Strong_20_Emphasis"><text:span text:style-name="T1">8. Future Enhancements</text:span></text:span></text:h>
      <text:list text:style-name="L10">
        <text:list-item>
          <text:p text:style-name="P20">Add more levels with increasing complexity.</text:p>
        </text:list-item>
        <text:list-item>
          <text:p text:style-name="P20">Include animations or sound effects.</text:p>
        </text:list-item>
        <text:list-item>
          <text:p text:style-name="P20">Allow saving and resuming progress.</text:p>
        </text:list-item>
        <text:list-item>
          <text:p text:style-name="P20">Add obstacles or enemies for extra challenge.</text:p>
        </text:list-item>
        <text:list-item>
          <text:p text:style-name="P20">Implement scoreboards or player performance tracking.</text:p>
        </text:list-item>
      </text:list>
      <text:h text:style-name="Heading_20_2" text:outline-level="2"><text:span text:style-name="Strong_20_Emphasis"><text:span text:style-name="T1">9. Conclusion</text:span></text:span></text:h>
      <text:p text:style-name="P21"><text:span text:style-name="T5">This project successfully met all defined objectives and provided a functional, interactive maze game with level progression and a graphical interface. It serves as a foundational game programming exercise and offers numerous possibilities for further development and learn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f" svg:font-family="'Liberation Sanf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22:33:42.580898316</meta:creation-date>
    <dc:date>2025-07-01T22:50:59.796488117</dc:date>
    <meta:editing-duration>PT7M1S</meta:editing-duration>
    <meta:editing-cycles>1</meta:editing-cycles>
    <meta:document-statistic meta:table-count="2" meta:image-count="0" meta:object-count="0" meta:page-count="4" meta:paragraph-count="77" meta:word-count="579" meta:character-count="3606" meta:non-whitespace-character-count="3131"/>
    <meta:generator>LibreOffice/25.2.2.2$Linux_X86_64 LibreOffice_project/520$Build-2</meta:generator>
  </office:meta>
</office:document-meta>
</file>